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ECCAD21901BEBEEE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2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3.348cm"/>
    </style:style>
    <style:style style:name="co10" style:family="table-column">
      <style:table-column-properties fo:break-before="auto" style:column-width="2.826cm"/>
    </style:style>
    <style:style style:name="co11" style:family="table-column">
      <style:table-column-properties fo:break-before="auto" style:column-width="2.992cm"/>
    </style:style>
    <style:style style:name="co12" style:family="table-column">
      <style:table-column-properties fo:break-before="auto" style:column-width="2.5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>
      <style:table-cell-properties style:rotation-align="none"/>
      <style:text-properties fo:color="#c9211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 style:data-style-name="N110">
      <style:table-cell-properties style:rotation-align="none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c9211e"/>
    </style:style>
    <style:style style:name="ce7" style:family="table-cell" style:parent-style-name="Default" style:data-style-name="N107">
      <style:table-cell-properties style:rotation-align="none"/>
    </style:style>
    <style:style style:name="ce8" style:family="table-cell" style:parent-style-name="Default" style:data-style-name="N1">
      <style:table-cell-properties style:rotation-align="none"/>
    </style:style>
    <style:style style:name="ce9" style:family="table-cell" style:parent-style-name="Default" style:data-style-name="N108">
      <style:table-cell-properties style:rotation-align="none"/>
    </style:style>
    <style:style style:name="ce10" style:family="table-cell" style:parent-style-name="Default" style:data-style-name="N109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frame draw:z-index="0" draw:style-name="gr1" draw:text-style-name="P1" svg:width="32.165cm" svg:height="21.638cm" svg:x="0.487cm" svg:y="20.231cm">
            <draw:object draw:notify-on-update-of-ranges="Лист1.A2:Лист1.A2 Лист1.A3:Лист1.A10 Лист1.G2:Лист1.G2 Лист1.G3:Лист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779cm" svg:height="15.714cm" svg:x="34.87cm" svg:y="20.231cm">
            <draw:object draw:notify-on-update-of-ranges="Лист1.A15:Лист1.A15 Лист1.A16:Лист1.A22 Лист1.G15:Лист1.G15 Лист1.G16:Лист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084cm" svg:height="13.415cm" svg:x="63.893cm" svg:y="12.09cm">
            <draw:object draw:notify-on-update-of-ranges="Лист1.A28:Лист1.A28 Лист1.A29:Лист1.A35 Лист1.G28:Лист1.G28 Лист1.G29:Лист1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995" table:default-cell-style-name="Default"/>
        <table:table-row table:style-name="ro1">
          <table:table-cell office:value-type="string" calcext:value-type="string">
            <text:p>T=20</text:p>
          </table:table-cell>
          <table:table-cell table:number-columns-repeated="20"/>
          <table:table-cell office:value-type="string" calcext:value-type="string">
            <text:p>cons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, atm</text:p>
          </table:table-cell>
          <table:table-cell office:value-type="string" calcext:value-type="string">
            <text:p>sigma_ P, atm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U_popr, mV</text:p>
          </table:table-cell>
          <table:table-cell office:value-type="string" calcext:value-type="string">
            <text:p>U, mcV</text:p>
          </table:table-cell>
          <table:table-cell office:value-type="string" calcext:value-type="string">
            <text:p>sigma U, mcV</text:p>
          </table:table-cell>
          <table:table-cell office:value-type="string" calcext:value-type="string">
            <text:p>dT, K</text:p>
          </table:table-cell>
          <table:table-cell office:value-type="string" calcext:value-type="string">
            <text:p>sigma_T, K</text:p>
          </table:table-cell>
          <table:table-cell office:value-type="string" calcext:value-type="string">
            <text:p>epsilon_T</text:p>
          </table:table-cell>
          <table:table-cell/>
          <table:table-cell office:value-type="string" calcext:value-type="string">
            <text:p>P*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^2</text:p>
          </table:table-cell>
          <table:table-cell office:value-type="string" calcext:value-type="string">
            <text:p>(T-Tm)^2</text:p>
          </table:table-cell>
          <table:table-cell office:value-type="string" calcext:value-type="string">
            <text:p>(P-Pm)^2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gma_k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psilon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d mu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mu*T</text:p>
          </table:table-cell>
          <table:table-cell office:value-type="string" calcext:value-type="string">
            <text:p>sigma</text:p>
          </table:table-cell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16" calcext:value-type="float">
            <text:p>-0,16</text:p>
          </table:table-cell>
          <table:table-cell table:formula="of:=[.C3]-[.$V$2]" office:value-type="float" office:value="-0.166" calcext:value-type="float">
            <text:p>-0,166</text:p>
          </table:table-cell>
          <table:table-cell table:formula="of:=[.D3]*1000" office:value-type="float" office:value="-166" calcext:value-type="float">
            <text:p>-166</text:p>
          </table:table-cell>
          <table:table-cell office:value-type="float" office:value="1" calcext:value-type="float">
            <text:p>1</text:p>
          </table:table-cell>
          <table:table-cell table:style-name="ce1" table:formula="of:=[.E3]/40.2" office:value-type="float" office:value="-4.12935323383085" calcext:value-type="float">
            <text:p>-4,13</text:p>
          </table:table-cell>
          <table:table-cell table:style-name="ce1" table:formula="of:=[.G3]*[.F3]/[.E3]" office:value-type="float" office:value="0.0248756218905473" calcext:value-type="float">
            <text:p>0,02</text:p>
          </table:table-cell>
          <table:table-cell table:formula="of:=[.H3]/[.G3]" office:value-type="float" office:value="-0.00602409638554217" calcext:value-type="float">
            <text:p>-0,00602409638554217</text:p>
          </table:table-cell>
          <table:table-cell/>
          <table:table-cell table:formula="of:=[.A3]*[.G3]" office:value-type="float" office:value="-16.5174129353234" calcext:value-type="float">
            <text:p>-16,5174129353234</text:p>
          </table:table-cell>
          <table:table-cell table:style-name="ce5" table:formula="of:=[.G3]" office:value-type="float" office:value="-4.12935323383085" calcext:value-type="float">
            <text:p>-4,13</text:p>
          </table:table-cell>
          <table:table-cell table:style-name="ce5" table:formula="of:=[.A3]" office:value-type="float" office:value="4" calcext:value-type="float">
            <text:p>4,00</text:p>
          </table:table-cell>
          <table:table-cell table:formula="of:=[.A3]*[.A3]" office:value-type="float" office:value="16" calcext:value-type="float">
            <text:p>16</text:p>
          </table:table-cell>
          <table:table-cell table:formula="of:=([.L3]-[.$L$12])^2" office:value-type="float" office:value="3.68076633313533" calcext:value-type="float">
            <text:p>3,68076633313533</text:p>
          </table:table-cell>
          <table:table-cell table:formula="of:=([.M3]-[.$M$12])^2" office:value-type="float" office:value="3.10640625" calcext:value-type="float">
            <text:p>3,10640625</text:p>
          </table:table-cell>
          <table:table-cell/>
          <table:table-cell table:formula="of:=([.K12]-[.L12]*[.M12])/([.N12]-[.M12]*[.M12])" office:value-type="float" office:value="-1.04089579955376" calcext:value-type="float">
            <text:p>-1,04089579955376</text:p>
          </table:table-cell>
          <table:table-cell table:formula="of:=SQRT(1/(COUNT([.A3:.A10])-2)*([.O12]/[.P12]-[.R3]^2))" office:value-type="float" office:value="0.0274099925222401" calcext:value-type="float">
            <text:p>0,0274099925222401</text:p>
          </table:table-cell>
          <table:table-cell table:formula="of:=SQRT([.S3]*[.S3]+[.S4]*[.S4])" office:value-type="float" office:value="0.030982536638876" calcext:value-type="float">
            <text:p>0,030982536638876</text:p>
          </table:table-cell>
          <table:table-cell table:formula="of:=[.T3]/[.R3]" office:value-type="float" office:value="-0.0297652624327606" calcext:value-type="float">
            <text:p>-0,0297652624327606</text:p>
          </table:table-cell>
          <table:table-cell table:number-columns-repeated="2"/>
          <table:table-cell table:style-name="ce7" office:value-type="float" office:value="293" calcext:value-type="float">
            <text:p>293,000000000</text:p>
          </table:table-cell>
          <table:table-cell table:style-name="ce7" office:value-type="float" office:value="1.05247571665482" calcext:value-type="float">
            <text:p>1,052475717</text:p>
          </table:table-cell>
          <table:table-cell table:style-name="ce1" office:value-type="float" office:value="0.0242224421007412" calcext:value-type="float">
            <text:p>0,02</text:p>
          </table:table-cell>
          <table:table-cell table:style-name="ce9" office:value-type="float" office:value="2.30147277675247" calcext:value-type="float">
            <text:p>2,3</text:p>
          </table:table-cell>
          <table:table-cell table:formula="of:=[.X3]*[.Y3]" office:value-type="float" office:value="308.375384979862" calcext:value-type="float">
            <text:p>308,375384979862</text:p>
          </table:table-cell>
          <table:table-cell table:formula="of:=[.AB3]*SQRT((0.1/[.X3])^2+([.Z3]/[.Y3])^2)" office:value-type="float" office:value="7.09795587710187" calcext:value-type="float">
            <text:p>7,09795587710187</text:p>
          </table:table-cell>
          <table:table-cell office:value-type="float" office:value="101325" calcext:value-type="float">
            <text:p>101325</text:p>
          </table:table-cell>
          <table:table-cell table:number-columns-repeated="994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137" calcext:value-type="float">
            <text:p>-0,137</text:p>
          </table:table-cell>
          <table:table-cell table:formula="of:=[.C4]-[.$V$2]" office:value-type="float" office:value="-0.143" calcext:value-type="float">
            <text:p>-0,143</text:p>
          </table:table-cell>
          <table:table-cell table:formula="of:=[.D4]*1000"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table:style-name="ce1" table:formula="of:=[.E4]/40.2" office:value-type="float" office:value="-3.55721393034826" calcext:value-type="float">
            <text:p>-3,56</text:p>
          </table:table-cell>
          <table:table-cell table:style-name="ce1" table:formula="of:=[.G4]*[.F4]/[.E4]" office:value-type="float" office:value="0.0248756218905473" calcext:value-type="float">
            <text:p>0,02</text:p>
          </table:table-cell>
          <table:table-cell table:formula="of:=[.H4]/[.G4]" office:value-type="float" office:value="-0.006993006993007" calcext:value-type="float">
            <text:p>-0,006993006993007</text:p>
          </table:table-cell>
          <table:table-cell/>
          <table:table-cell table:formula="of:=[.A4]*[.G4]" office:value-type="float" office:value="-12.4502487562189" calcext:value-type="float">
            <text:p>-12,4502487562189</text:p>
          </table:table-cell>
          <table:table-cell table:style-name="ce5" table:formula="of:=[.G4]" office:value-type="float" office:value="-3.55721393034826" calcext:value-type="float">
            <text:p>-3,56</text:p>
          </table:table-cell>
          <table:table-cell table:style-name="ce5" table:formula="of:=[.A4]" office:value-type="float" office:value="3.5" calcext:value-type="float">
            <text:p>3,50</text:p>
          </table:table-cell>
          <table:table-cell table:formula="of:=[.A4]*[.A4]" office:value-type="float" office:value="12.25" calcext:value-type="float">
            <text:p>12,25</text:p>
          </table:table-cell>
          <table:table-cell table:formula="of:=([.L4]-[.$L$12])^2" office:value-type="float" office:value="1.81277420422762" calcext:value-type="float">
            <text:p>1,81277420422762</text:p>
          </table:table-cell>
          <table:table-cell table:formula="of:=([.M4]-[.$M$12])^2" office:value-type="float" office:value="1.59390625" calcext:value-type="float">
            <text:p>1,59390625</text:p>
          </table:table-cell>
          <table:table-cell table:number-columns-repeated="2"/>
          <table:table-cell table:formula="of:=[.R3]*SQRT(([.B3]/[.A3])^2+[.I3]^2)" office:value-type="float" office:value="-0.0144433336356271" calcext:value-type="float">
            <text:p>-0,0144433336356271</text:p>
          </table:table-cell>
          <table:table-cell table:number-columns-repeated="4"/>
          <table:table-cell table:style-name="ce7" office:value-type="float" office:value="303" calcext:value-type="float">
            <text:p>303,000000000</text:p>
          </table:table-cell>
          <table:table-cell table:style-name="ce7" office:value-type="float" office:value="0.965705016799907" calcext:value-type="float">
            <text:p>0,965705017</text:p>
          </table:table-cell>
          <table:table-cell table:style-name="ce1" office:value-type="float" office:value="0.0273713309048987" calcext:value-type="float">
            <text:p>0,03</text:p>
          </table:table-cell>
          <table:table-cell table:style-name="ce9" office:value-type="float" office:value="2.83433661715874" calcext:value-type="float">
            <text:p>2,8</text:p>
          </table:table-cell>
          <table:table-cell table:formula="of:=[.X4]*[.Y4]" office:value-type="float" office:value="292.608620090372" calcext:value-type="float">
            <text:p>292,608620090372</text:p>
          </table:table-cell>
          <table:table-cell table:formula="of:=[.AB4]*SQRT((0.1/[.X4])^2+([.Z4]/[.Y4])^2)" office:value-type="float" office:value="8.29407548343971" calcext:value-type="float">
            <text:p>8,29407548343971</text:p>
          </table:table-cell>
          <table:table-cell office:value-type="float" office:value="41" calcext:value-type="float">
            <text:p>41</text:p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115" calcext:value-type="float">
            <text:p>-0,115</text:p>
          </table:table-cell>
          <table:table-cell table:formula="of:=[.C5]-[.$V$2]" office:value-type="float" office:value="-0.121" calcext:value-type="float">
            <text:p>-0,121</text:p>
          </table:table-cell>
          <table:table-cell table:formula="of:=[.D5]*1000"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  <table:table-cell table:style-name="ce1" table:formula="of:=[.E5]/40.2" office:value-type="float" office:value="-3.00995024875622" calcext:value-type="float">
            <text:p>-3,01</text:p>
          </table:table-cell>
          <table:table-cell table:style-name="ce1" table:formula="of:=[.G5]*[.F5]/[.E5]" office:value-type="float" office:value="0.0248756218905473" calcext:value-type="float">
            <text:p>0,02</text:p>
          </table:table-cell>
          <table:table-cell table:formula="of:=[.H5]/[.G5]" office:value-type="float" office:value="-0.00826446280991736" calcext:value-type="float">
            <text:p>-0,00826446280991736</text:p>
          </table:table-cell>
          <table:table-cell/>
          <table:table-cell table:formula="of:=[.A5]*[.G5]" office:value-type="float" office:value="-9.02985074626866" calcext:value-type="float">
            <text:p>-9,02985074626866</text:p>
          </table:table-cell>
          <table:table-cell table:style-name="ce5" table:formula="of:=[.G5]" office:value-type="float" office:value="-3.00995024875622" calcext:value-type="float">
            <text:p>-3,01</text:p>
          </table:table-cell>
          <table:table-cell table:style-name="ce5" table:formula="of:=[.A5]" office:value-type="float" office:value="3" calcext:value-type="float">
            <text:p>3,00</text:p>
          </table:table-cell>
          <table:table-cell table:formula="of:=[.A5]*[.A5]" office:value-type="float" office:value="9" calcext:value-type="float">
            <text:p>9</text:p>
          </table:table-cell>
          <table:table-cell table:formula="of:=([.L5]-[.$L$12])^2" office:value-type="float" office:value="0.638607723199921" calcext:value-type="float">
            <text:p>0,638607723199921</text:p>
          </table:table-cell>
          <table:table-cell table:formula="of:=([.M5]-[.$M$12])^2" office:value-type="float" office:value="0.58140625" calcext:value-type="float">
            <text:p>0,58140625</text:p>
          </table:table-cell>
          <table:table-cell table:number-columns-repeated="4"/>
          <table:table-cell table:formula="of:=[.U3]*100" office:value-type="float" office:value="-2.97652624327607" calcext:value-type="float">
            <text:p>-2,97652624327607</text:p>
          </table:table-cell>
          <table:table-cell table:number-columns-repeated="2"/>
          <table:table-cell table:style-name="ce7" office:value-type="float" office:value="323" calcext:value-type="float">
            <text:p>323,000000000</text:p>
          </table:table-cell>
          <table:table-cell table:style-name="ce7" office:value-type="float" office:value="0.806415806415806" calcext:value-type="float">
            <text:p>0,806415806</text:p>
          </table:table-cell>
          <table:table-cell table:style-name="ce1" office:value-type="float" office:value="0.0275706631908018" calcext:value-type="float">
            <text:p>0,03</text:p>
          </table:table-cell>
          <table:table-cell table:style-name="ce9" office:value-type="float" office:value="3.4189140355944" calcext:value-type="float">
            <text:p>3,4</text:p>
          </table:table-cell>
          <table:table-cell table:formula="of:=[.X5]*[.Y5]" office:value-type="float" office:value="260.472305472305" calcext:value-type="float">
            <text:p>260,472305472305</text:p>
          </table:table-cell>
          <table:table-cell table:formula="of:=[.AB5]*SQRT((0.1/[.X5])^2+([.Z5]/[.Y5])^2)" office:value-type="float" office:value="8.90568932542243" calcext:value-type="float">
            <text:p>8,90568932542243</text:p>
          </table:table-cell>
          <table:table-cell office:value-type="float" office:value="8.31451" calcext:value-type="float">
            <text:p>8,31451</text:p>
          </table:table-cell>
          <table:table-cell table:number-columns-repeated="994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92" calcext:value-type="float">
            <text:p>-0,092</text:p>
          </table:table-cell>
          <table:table-cell table:formula="of:=[.C6]-[.$V$2]" office:value-type="float" office:value="-0.098" calcext:value-type="float">
            <text:p>-0,098</text:p>
          </table:table-cell>
          <table:table-cell table:formula="of:=[.D6]*1000" office:value-type="float" office:value="-98" calcext:value-type="float">
            <text:p>-98</text:p>
          </table:table-cell>
          <table:table-cell office:value-type="float" office:value="1" calcext:value-type="float">
            <text:p>1</text:p>
          </table:table-cell>
          <table:table-cell table:style-name="ce1" table:formula="of:=[.E6]/40.2" office:value-type="float" office:value="-2.43781094527363" calcext:value-type="float">
            <text:p>-2,44</text:p>
          </table:table-cell>
          <table:table-cell table:style-name="ce1" table:formula="of:=[.G6]*[.F6]/[.E6]" office:value-type="float" office:value="0.0248756218905473" calcext:value-type="float">
            <text:p>0,02</text:p>
          </table:table-cell>
          <table:table-cell table:formula="of:=[.H6]/[.G6]" office:value-type="float" office:value="-0.0102040816326531" calcext:value-type="float">
            <text:p>-0,0102040816326531</text:p>
          </table:table-cell>
          <table:table-cell/>
          <table:table-cell table:formula="of:=[.A6]*[.G6]" office:value-type="float" office:value="-6.09452736318407" calcext:value-type="float">
            <text:p>-6,09452736318407</text:p>
          </table:table-cell>
          <table:table-cell table:style-name="ce5" table:formula="of:=[.G6]" office:value-type="float" office:value="-2.43781094527363" calcext:value-type="float">
            <text:p>-2,44</text:p>
          </table:table-cell>
          <table:table-cell table:style-name="ce5" table:formula="of:=[.A6]" office:value-type="float" office:value="2.5" calcext:value-type="float">
            <text:p>2,50</text:p>
          </table:table-cell>
          <table:table-cell table:formula="of:=[.A6]*[.A6]" office:value-type="float" office:value="6.25" calcext:value-type="float">
            <text:p>6,25</text:p>
          </table:table-cell>
          <table:table-cell table:formula="of:=([.L6]-[.$L$12])^2" office:value-type="float" office:value="0.0515244826860709" calcext:value-type="float">
            <text:p>0,0515244826860709</text:p>
          </table:table-cell>
          <table:table-cell table:formula="of:=([.M6]-[.$M$12])^2" office:value-type="float" office:value="0.0689062500000001" calcext:value-type="float">
            <text:p>0,0689062500000001</text:p>
          </table:table-cell>
          <table:table-cell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table:style-name="ce1" office:value-type="float" office:value="2.1" calcext:value-type="float">
            <text:p>2,1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72" calcext:value-type="float">
            <text:p>-0,072</text:p>
          </table:table-cell>
          <table:table-cell table:formula="of:=[.C7]-[.$V$2]" office:value-type="float" office:value="-0.078" calcext:value-type="float">
            <text:p>-0,078</text:p>
          </table:table-cell>
          <table:table-cell table:formula="of:=[.D7]*1000"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  <table:table-cell table:style-name="ce1" table:formula="of:=[.E7]/40.2" office:value-type="float" office:value="-1.94029850746269" calcext:value-type="float">
            <text:p>-1,94</text:p>
          </table:table-cell>
          <table:table-cell table:style-name="ce1" table:formula="of:=[.G7]*[.F7]/[.E7]" office:value-type="float" office:value="0.0248756218905473" calcext:value-type="float">
            <text:p>0,02</text:p>
          </table:table-cell>
          <table:table-cell table:formula="of:=[.H7]/[.G7]" office:value-type="float" office:value="-0.0128205128205128" calcext:value-type="float">
            <text:p>-0,0128205128205128</text:p>
          </table:table-cell>
          <table:table-cell/>
          <table:table-cell table:formula="of:=[.A7]*[.G7]" office:value-type="float" office:value="-4.07462686567165" calcext:value-type="float">
            <text:p>-4,07462686567165</text:p>
          </table:table-cell>
          <table:table-cell table:style-name="ce5" table:formula="of:=[.G7]" office:value-type="float" office:value="-1.94029850746269" calcext:value-type="float">
            <text:p>-1,94</text:p>
          </table:table-cell>
          <table:table-cell table:style-name="ce5" table:formula="of:=[.A7]" office:value-type="float" office:value="2.1" calcext:value-type="float">
            <text:p>2,10</text:p>
          </table:table-cell>
          <table:table-cell table:formula="of:=[.A7]*[.A7]" office:value-type="float" office:value="4.41" calcext:value-type="float">
            <text:p>4,41</text:p>
          </table:table-cell>
          <table:table-cell table:formula="of:=([.L7]-[.$L$12])^2" office:value-type="float" office:value="0.0731823624415222" calcext:value-type="float">
            <text:p>0,0731823624415222</text:p>
          </table:table-cell>
          <table:table-cell table:formula="of:=([.M7]-[.$M$12])^2" office:value-type="float" office:value="0.0189062499999999" calcext:value-type="float">
            <text:p>0,0189062499999999</text:p>
          </table:table-cell>
          <table:table-cell/>
          <table:table-cell table:formula="of:=[.L12]-[.M12]*[.R3]" office:value-type="float" office:value="0.118183455979158" calcext:value-type="float">
            <text:p>0,118183455979158</text:p>
          </table:table-cell>
          <table:table-cell table:number-columns-repeated="1006"/>
        </table:table-row>
        <table:table-row table:style-name="ro1">
          <table:table-cell table:style-name="ce1" office:value-type="float" office:value="1.6" calcext:value-type="float">
            <text:p>1,6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52" calcext:value-type="float">
            <text:p>-0,052</text:p>
          </table:table-cell>
          <table:table-cell table:formula="of:=[.C8]-[.$V$2]" office:value-type="float" office:value="-0.058" calcext:value-type="float">
            <text:p>-0,058</text:p>
          </table:table-cell>
          <table:table-cell table:formula="of:=[.D8]*1000" office:value-type="float" office:value="-58" calcext:value-type="float">
            <text:p>-58</text:p>
          </table:table-cell>
          <table:table-cell office:value-type="float" office:value="1" calcext:value-type="float">
            <text:p>1</text:p>
          </table:table-cell>
          <table:table-cell table:style-name="ce1" table:formula="of:=[.E8]/40.2" office:value-type="float" office:value="-1.44278606965174" calcext:value-type="float">
            <text:p>-1,44</text:p>
          </table:table-cell>
          <table:table-cell table:style-name="ce1" table:formula="of:=[.G8]*[.F8]/[.E8]" office:value-type="float" office:value="0.0248756218905473" calcext:value-type="float">
            <text:p>0,02</text:p>
          </table:table-cell>
          <table:table-cell table:formula="of:=[.H8]/[.G8]" office:value-type="float" office:value="-0.0172413793103449" calcext:value-type="float">
            <text:p>-0,0172413793103449</text:p>
          </table:table-cell>
          <table:table-cell/>
          <table:table-cell table:formula="of:=[.A8]*[.G8]" office:value-type="float" office:value="-2.30845771144278" calcext:value-type="float">
            <text:p>-2,30845771144278</text:p>
          </table:table-cell>
          <table:table-cell table:style-name="ce5" table:formula="of:=[.G8]" office:value-type="float" office:value="-1.44278606965174" calcext:value-type="float">
            <text:p>-1,44</text:p>
          </table:table-cell>
          <table:table-cell table:style-name="ce5" table:formula="of:=[.A8]" office:value-type="float" office:value="1.6" calcext:value-type="float">
            <text:p>1,60</text:p>
          </table:table-cell>
          <table:table-cell table:formula="of:=[.A8]*[.A8]" office:value-type="float" office:value="2.56" calcext:value-type="float">
            <text:p>2,56</text:p>
          </table:table-cell>
          <table:table-cell table:formula="of:=([.L8]-[.$L$12])^2" office:value-type="float" office:value="0.589877493750158" calcext:value-type="float">
            <text:p>0,589877493750158</text:p>
          </table:table-cell>
          <table:table-cell table:formula="of:=([.M8]-[.$M$12])^2" office:value-type="float" office:value="0.40640625" calcext:value-type="float">
            <text:p>0,40640625</text:p>
          </table:table-cell>
          <table:table-cell table:number-columns-repeated="7"/>
          <table:table-cell table:formula="of:=([.$AD$5]*[.$AD$4]*([.Y3]-[.Y4])/[.$AD$3]*[.X3]*[.X4])/(2*([.X4]-[.X3]))" office:value-type="float" office:value="1.29585753328473" calcext:value-type="float">
            <text:p>1,29585753328473</text:p>
          </table:table-cell>
          <table:table-cell table:formula="of:=([.$AD$4]*([.Y4]*[.X4]-[.Y3]*[.X3])/[.$AD$3])/([.X3]-[.X4])" office:value-type="float" office:value="0.000637984071521449" calcext:value-type="float">
            <text:p>0,000637984071521449</text:p>
          </table:table-cell>
          <table:table-cell/>
          <table:table-cell table:formula="of:=[.X8]*SQRT(([.Z3]^2+[.Z4]^2)/([.Y3]-[.Y4])^2+(0.1/[.X3])^2+(0.1/[.X4])^2+(0.1^2+0.1^2)/([.X4]-[.X3])^2)" office:value-type="float" office:value="0.546158517733712" calcext:value-type="float">
            <text:p>0,546158517733712</text:p>
          </table:table-cell>
          <table:table-cell table:formula="of:=[.Y8]*SQRT((0.1^2+0.1^2)/([.X3]-[.X4])^2+([.AC4]^2+[.AC3]^2)/([.AB4]-[.AB3])^2)" office:value-type="float" office:value="0.000441820787192544" calcext:value-type="float">
            <text:p>0,000441820787192544</text:p>
          </table:table-cell>
          <table:table-cell table:number-columns-repeated="996"/>
        </table:table-row>
        <table:table-row table:style-name="ro1"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25" calcext:value-type="float">
            <text:p>-0,025</text:p>
          </table:table-cell>
          <table:table-cell table:formula="of:=[.C9]-[.$V$2]" office:value-type="float" office:value="-0.031" calcext:value-type="float">
            <text:p>-0,031</text:p>
          </table:table-cell>
          <table:table-cell table:formula="of:=[.D9]*1000"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table:style-name="ce1" table:formula="of:=[.E9]/40.2" office:value-type="float" office:value="-0.771144278606965" calcext:value-type="float">
            <text:p>-0,77</text:p>
          </table:table-cell>
          <table:table-cell table:style-name="ce1" table:formula="of:=[.G9]*[.F9]/[.E9]" office:value-type="float" office:value="0.0248756218905473" calcext:value-type="float">
            <text:p>0,02</text:p>
          </table:table-cell>
          <table:table-cell table:formula="of:=[.H9]/[.G9]" office:value-type="float" office:value="-0.0322580645161291" calcext:value-type="float">
            <text:p>-0,0322580645161291</text:p>
          </table:table-cell>
          <table:table-cell/>
          <table:table-cell table:formula="of:=[.A9]*[.G9]" office:value-type="float" office:value="-0.616915422885572" calcext:value-type="float">
            <text:p>-0,616915422885572</text:p>
          </table:table-cell>
          <table:table-cell table:style-name="ce5" table:formula="of:=[.G9]" office:value-type="float" office:value="-0.771144278606965" calcext:value-type="float">
            <text:p>-0,77</text:p>
          </table:table-cell>
          <table:table-cell table:style-name="ce5" table:formula="of:=[.A9]" office:value-type="float" office:value="0.8" calcext:value-type="float">
            <text:p>0,80</text:p>
          </table:table-cell>
          <table:table-cell table:formula="of:=[.A9]*[.A9]" office:value-type="float" office:value="0.64" calcext:value-type="float">
            <text:p>0,64</text:p>
          </table:table-cell>
          <table:table-cell table:formula="of:=([.L9]-[.$L$12])^2" office:value-type="float" office:value="2.07266876129304" calcext:value-type="float">
            <text:p>2,07266876129304</text:p>
          </table:table-cell>
          <table:table-cell table:formula="of:=([.M9]-[.$M$12])^2" office:value-type="float" office:value="2.06640625" calcext:value-type="float">
            <text:p>2,06640625</text:p>
          </table:table-cell>
          <table:table-cell table:number-columns-repeated="7"/>
          <table:table-cell table:formula="of:=([.$AD$5]*[.$AD$4]*([.Y4]-[.Y5])/[.$AD$3]*[.X4]*[.X5])/(2*([.X5]-[.X4]))" office:value-type="float" office:value="1.31121957224136" calcext:value-type="float">
            <text:p>1,31121957224136</text:p>
          </table:table-cell>
          <table:table-cell table:formula="of:=([.$AD$4]*([.Y5]*[.X5]-[.Y4]*[.X4])/[.$AD$3])/([.X4]-[.X5])" office:value-type="float" office:value="0.000650179570363052" calcext:value-type="float">
            <text:p>0,000650179570363052</text:p>
          </table:table-cell>
          <table:table-cell/>
          <table:table-cell table:formula="of:=[.X9]*SQRT(([.Z4]^2+[.Z5]^2)/([.Y4]-[.Y5])^2+(0.1/[.X4])^2+(0.1/[.X5])^2+(0.1^2+0.1^2)/([.X5]-[.X4])^2)" office:value-type="float" office:value="0.319937047869346" calcext:value-type="float">
            <text:p>0,319937047869346</text:p>
          </table:table-cell>
          <table:table-cell table:formula="of:=[.Y9]*SQRT((0.1^2+0.1^2)/([.X4]-[.X5])^2+([.AC5]^2+[.AC4]^2)/([.AB5]-[.AB4])^2)" office:value-type="float" office:value="0.000246260558037508" calcext:value-type="float">
            <text:p>0,000246260558037508</text:p>
          </table:table-cell>
          <table:table-cell table:number-columns-repeated="996"/>
        </table:table-row>
        <table:table-row table:style-name="ro1"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0.05" calcext:value-type="float">
            <text:p>0,05</text:p>
          </table:table-cell>
          <table:table-cell table:style-name="ce3" office:value-type="float" office:value="-0.01" calcext:value-type="float">
            <text:p>-0,01</text:p>
          </table:table-cell>
          <table:table-cell table:style-name="ce3" table:formula="of:=[.C10]-[.$V$2]" office:value-type="float" office:value="-0.016" calcext:value-type="float">
            <text:p>-0,016</text:p>
          </table:table-cell>
          <table:table-cell table:style-name="ce3" table:formula="of:=[.D10]*1000" office:value-type="float" office:value="-16" calcext:value-type="float">
            <text:p>-16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E10]/40.2" office:value-type="float" office:value="-0.398009950248756" calcext:value-type="float">
            <text:p>-0,40</text:p>
          </table:table-cell>
          <table:table-cell table:style-name="ce2" table:formula="of:=[.G10]*[.F10]/[.E10]" office:value-type="float" office:value="0.0248756218905473" calcext:value-type="float">
            <text:p>0,02</text:p>
          </table:table-cell>
          <table:table-cell table:style-name="ce3" table:formula="of:=[.H10]/[.G10]" office:value-type="float" office:value="-0.0625" calcext:value-type="float">
            <text:p>-0,0625</text:p>
          </table:table-cell>
          <table:table-cell table:style-name="ce3"/>
          <table:table-cell table:style-name="ce3" table:formula="of:=[.A10]*[.G10]" office:value-type="float" office:value="-0.159203980099502" calcext:value-type="float">
            <text:p>-0,159203980099502</text:p>
          </table:table-cell>
          <table:table-cell table:style-name="ce6" table:formula="of:=[.G10]" office:value-type="float" office:value="-0.398009950248756" calcext:value-type="float">
            <text:p>-0,40</text:p>
          </table:table-cell>
          <table:table-cell table:style-name="ce3" table:formula="of:=[.A10]" office:value-type="float" office:value="0.4" calcext:value-type="float">
            <text:p>0,4</text:p>
          </table:table-cell>
          <table:table-cell table:style-name="ce3" table:formula="of:=[.A10]*[.A10]" office:value-type="float" office:value="0.16" calcext:value-type="float">
            <text:p>0,16</text:p>
          </table:table-cell>
          <table:table-cell table:style-name="ce3" table:formula="of:=([.L10]-[.$L$12])^2" office:value-type="float" office:value="3.28628352330388" calcext:value-type="float">
            <text:p>3,28628352330388</text:p>
          </table:table-cell>
          <table:table-cell table:style-name="ce3" table:formula="of:=([.M10]-[.$M$12])^2" office:value-type="float" office:value="3.37640625" calcext:value-type="float">
            <text:p>3,376406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0.001" calcext:value-type="float">
            <text:p>0,001</text:p>
          </table:table-cell>
          <table:table-cell table:number-columns-repeated="4"/>
          <table:table-cell table:formula="of:=AVERAGE([.K3:.K10])" office:value-type="float" office:value="-6.40640547263682" calcext:value-type="float">
            <text:p>-6,40640547263682</text:p>
          </table:table-cell>
          <table:table-cell table:formula="of:=AVERAGE([.L3:.L10])" office:value-type="float" office:value="-2.21082089552239" calcext:value-type="float">
            <text:p>-2,21082089552239</text:p>
          </table:table-cell>
          <table:table-cell table:formula="of:=AVERAGE([.M3:.M10])" office:value-type="float" office:value="2.2375" calcext:value-type="float">
            <text:p>2,2375</text:p>
          </table:table-cell>
          <table:table-cell table:formula="of:=AVERAGE([.N3:.N10])" office:value-type="float" office:value="6.40875" calcext:value-type="float">
            <text:p>6,40875</text:p>
          </table:table-cell>
          <table:table-cell table:formula="of:=AVERAGE([.O3:.O10])" office:value-type="float" office:value="1.52571061050469" calcext:value-type="float">
            <text:p>1,52571061050469</text:p>
          </table:table-cell>
          <table:table-cell table:formula="of:=AVERAGE([.P3:.P10])" office:value-type="float" office:value="1.40234375" calcext:value-type="float">
            <text:p>1,40234375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gma a</text:p>
          </table:table-cell>
          <table:table-cell/>
          <table:table-cell office:value-type="string" calcext:value-type="string">
            <text:p>eps 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/>
          <table:table-cell office:value-type="string" calcext:value-type="string">
            <text:p>eps b</text:p>
          </table:table-cell>
          <table:table-cell table:number-columns-repeated="993"/>
        </table:table-row>
        <table:table-row table:style-name="ro1">
          <table:table-cell table:number-columns-repeated="22"/>
          <table:table-cell office:value-type="string" calcext:value-type="string">
            <text:p>30-20</text:p>
          </table:table-cell>
          <table:table-cell table:style-name="ce1" table:formula="of:=[.X8]" office:value-type="float" office:value="1.29585753328474" calcext:value-type="float">
            <text:p>1,30</text:p>
          </table:table-cell>
          <table:table-cell table:style-name="ce1" table:formula="of:=[.AA8]" office:value-type="float" office:value="0.546158517733712" calcext:value-type="float">
            <text:p>0,55</text:p>
          </table:table-cell>
          <table:table-cell table:formula="of:=[.Y13]/[.X13]" office:value-type="float" office:value="0.42146494016924" calcext:value-type="float">
            <text:p>0,42146494016924</text:p>
          </table:table-cell>
          <table:table-cell table:style-name="ce9" table:formula="of:=[.Z13]*100" office:value-type="float" office:value="42.1464940169241" calcext:value-type="float">
            <text:p>42,1</text:p>
          </table:table-cell>
          <table:table-cell table:style-name="ce1" table:formula="of:=[.Y8]*10^4" office:value-type="float" office:value="6.37984071521458" calcext:value-type="float">
            <text:p>6,38</text:p>
          </table:table-cell>
          <table:table-cell table:style-name="ce1" table:formula="of:=[.AB8]*10^4" office:value-type="float" office:value="4.41820787192544" calcext:value-type="float">
            <text:p>4,42</text:p>
          </table:table-cell>
          <table:table-cell table:formula="of:=[.AC13]/[.AB13]" office:value-type="float" office:value="0.692526360632945" calcext:value-type="float">
            <text:p>0,692526360632945</text:p>
          </table:table-cell>
          <table:table-cell table:style-name="ce1" table:formula="of:=[.AD13]*100" office:value-type="float" office:value="69.2526360632945" calcext:value-type="float">
            <text:p>69,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=30</text:p>
          </table:table-cell>
          <table:table-cell table:number-columns-repeated="20"/>
          <table:table-cell office:value-type="string" calcext:value-type="string">
            <text:p>const2</text:p>
          </table:table-cell>
          <table:table-cell office:value-type="string" calcext:value-type="string">
            <text:p>50-30</text:p>
          </table:table-cell>
          <table:table-cell table:style-name="ce1" table:formula="of:=[.X9]" office:value-type="float" office:value="1.31121957224136" calcext:value-type="float">
            <text:p>1,31</text:p>
          </table:table-cell>
          <table:table-cell table:style-name="ce1" table:formula="of:=[.AA9]" office:value-type="float" office:value="0.319937047869346" calcext:value-type="float">
            <text:p>0,32</text:p>
          </table:table-cell>
          <table:table-cell table:formula="of:=[.Y14]/[.X14]" office:value-type="float" office:value="0.243999597506354" calcext:value-type="float">
            <text:p>0,243999597506354</text:p>
          </table:table-cell>
          <table:table-cell table:style-name="ce9" table:formula="of:=[.Z14]*100" office:value-type="float" office:value="24.3999597506354" calcext:value-type="float">
            <text:p>24,4</text:p>
          </table:table-cell>
          <table:table-cell table:style-name="ce1" table:formula="of:=[.Y9]*10^4" office:value-type="float" office:value="6.50179570363052" calcext:value-type="float">
            <text:p>6,50</text:p>
          </table:table-cell>
          <table:table-cell table:style-name="ce1" table:formula="of:=[.AB9]*10^4" office:value-type="float" office:value="2.46260558037508" calcext:value-type="float">
            <text:p>2,46</text:p>
          </table:table-cell>
          <table:table-cell table:formula="of:=[.AC14]/[.AB14]" office:value-type="float" office:value="0.378757760567591" calcext:value-type="float">
            <text:p>0,378757760567591</text:p>
          </table:table-cell>
          <table:table-cell table:style-name="ce1" table:formula="of:=[.AD14]*100" office:value-type="float" office:value="37.8757760567591" calcext:value-type="float">
            <text:p>37,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, atm</text:p>
          </table:table-cell>
          <table:table-cell office:value-type="string" calcext:value-type="string">
            <text:p>sigma_ P, atm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U_popr, mV</text:p>
          </table:table-cell>
          <table:table-cell office:value-type="string" calcext:value-type="string">
            <text:p>U, mcV</text:p>
          </table:table-cell>
          <table:table-cell office:value-type="string" calcext:value-type="string">
            <text:p>sigma U, mcV</text:p>
          </table:table-cell>
          <table:table-cell office:value-type="string" calcext:value-type="string">
            <text:p>dT, K</text:p>
          </table:table-cell>
          <table:table-cell office:value-type="string" calcext:value-type="string">
            <text:p>sigma_T, K</text:p>
          </table:table-cell>
          <table:table-cell office:value-type="string" calcext:value-type="string">
            <text:p>epsilon_T</text:p>
          </table:table-cell>
          <table:table-cell/>
          <table:table-cell office:value-type="string" calcext:value-type="string">
            <text:p>P*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^2</text:p>
          </table:table-cell>
          <table:table-cell office:value-type="string" calcext:value-type="string">
            <text:p>(T-Tm)^2</text:p>
          </table:table-cell>
          <table:table-cell office:value-type="string" calcext:value-type="string">
            <text:p>(P-Pm)^2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gma_k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psilon</text:p>
          </table:table-cell>
          <table:table-cell office:value-type="float" office:value="0.032" calcext:value-type="float">
            <text:p>0,032</text:p>
          </table:table-cell>
          <table:table-cell table:number-columns-repeated="1002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145" calcext:value-type="float">
            <text:p>-0,145</text:p>
          </table:table-cell>
          <table:table-cell table:formula="of:=[.C16]-[.$V$15]" office:value-type="float" office:value="-0.177" calcext:value-type="float">
            <text:p>-0,177</text:p>
          </table:table-cell>
          <table:table-cell table:formula="of:=[.D16]*1000"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  <table:table-cell table:style-name="ce1" table:formula="of:=[.E16]/41.1" office:value-type="float" office:value="-4.30656934306569" calcext:value-type="float">
            <text:p>-4,31</text:p>
          </table:table-cell>
          <table:table-cell table:style-name="ce1" table:formula="of:=[.G16]*[.F16]/[.E16]" office:value-type="float" office:value="0.024330900243309" calcext:value-type="float">
            <text:p>0,02</text:p>
          </table:table-cell>
          <table:table-cell table:style-name="ce1" table:formula="of:=[.H16]/[.G16]" office:value-type="float" office:value="-0.00564971751412429" calcext:value-type="float">
            <text:p>-0,01</text:p>
          </table:table-cell>
          <table:table-cell/>
          <table:table-cell table:formula="of:=[.A16]*[.G16]" office:value-type="float" office:value="-17.2262773722628" calcext:value-type="float">
            <text:p>-17,2262773722628</text:p>
          </table:table-cell>
          <table:table-cell table:style-name="ce5" table:formula="of:=[.G16]" office:value-type="float" office:value="-4.30656934306569" calcext:value-type="float">
            <text:p>-4,31</text:p>
          </table:table-cell>
          <table:table-cell table:style-name="ce5" table:formula="of:=[.A16]" office:value-type="float" office:value="4" calcext:value-type="float">
            <text:p>4,00</text:p>
          </table:table-cell>
          <table:table-cell table:formula="of:=[.A16]*[.A16]" office:value-type="float" office:value="16" calcext:value-type="float">
            <text:p>16</text:p>
          </table:table-cell>
          <table:table-cell table:formula="of:=([.L16]-[.$L$25])^2" office:value-type="float" office:value="2.49018711681308" calcext:value-type="float">
            <text:p>2,49018711681308</text:p>
          </table:table-cell>
          <table:table-cell table:formula="of:=([.M16]-[.$M$25])^2" office:value-type="float" office:value="2.56" calcext:value-type="float">
            <text:p>2,56</text:p>
          </table:table-cell>
          <table:table-cell/>
          <table:table-cell table:formula="of:=([.K25]-[.L25]*[.M25])/([.N25]-[.M25]*[.M25])" office:value-type="float" office:value="-0.928826733845788" calcext:value-type="float">
            <text:p>-0,928826733845788</text:p>
          </table:table-cell>
          <table:table-cell table:formula="of:=SQRT(1/(COUNT([.A16:.A23])-2)*([.O25]/[.P25]-[.R16]^2))" office:value-type="float" office:value="0.0377385845200657" calcext:value-type="float">
            <text:p>0,0377385845200657</text:p>
          </table:table-cell>
          <table:table-cell table:formula="of:=SQRT([.S16]*[.S16]+[.S17]*[.S17])" office:value-type="float" office:value="0.0398313697718003" calcext:value-type="float">
            <text:p>0,0398313697718003</text:p>
          </table:table-cell>
          <table:table-cell table:formula="of:=[.T16]/[.R16]" office:value-type="float" office:value="-0.0428835307171654" calcext:value-type="float">
            <text:p>-0,0428835307171654</text:p>
          </table:table-cell>
          <table:table-cell table:number-columns-repeated="1003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124" calcext:value-type="float">
            <text:p>-0,124</text:p>
          </table:table-cell>
          <table:table-cell table:formula="of:=[.C17]-[.$V$15]" office:value-type="float" office:value="-0.156" calcext:value-type="float">
            <text:p>-0,156</text:p>
          </table:table-cell>
          <table:table-cell table:formula="of:=[.D17]*1000" office:value-type="float" office:value="-156" calcext:value-type="float">
            <text:p>-156</text:p>
          </table:table-cell>
          <table:table-cell office:value-type="float" office:value="1" calcext:value-type="float">
            <text:p>1</text:p>
          </table:table-cell>
          <table:table-cell table:style-name="ce1" table:formula="of:=[.E17]/41.1" office:value-type="float" office:value="-3.7956204379562" calcext:value-type="float">
            <text:p>-3,80</text:p>
          </table:table-cell>
          <table:table-cell table:style-name="ce1" table:formula="of:=[.G17]*[.F17]/[.E17]" office:value-type="float" office:value="0.024330900243309" calcext:value-type="float">
            <text:p>0,02</text:p>
          </table:table-cell>
          <table:table-cell table:style-name="ce1" table:formula="of:=[.H17]/[.G17]" office:value-type="float" office:value="-0.00641025641025641" calcext:value-type="float">
            <text:p>-0,01</text:p>
          </table:table-cell>
          <table:table-cell/>
          <table:table-cell table:formula="of:=[.A17]*[.G17]" office:value-type="float" office:value="-13.2846715328467" calcext:value-type="float">
            <text:p>-13,2846715328467</text:p>
          </table:table-cell>
          <table:table-cell table:style-name="ce5" table:formula="of:=[.G17]" office:value-type="float" office:value="-3.7956204379562" calcext:value-type="float">
            <text:p>-3,80</text:p>
          </table:table-cell>
          <table:table-cell table:style-name="ce5" table:formula="of:=[.A17]" office:value-type="float" office:value="3.5" calcext:value-type="float">
            <text:p>3,50</text:p>
          </table:table-cell>
          <table:table-cell table:formula="of:=[.A17]*[.A17]" office:value-type="float" office:value="12.25" calcext:value-type="float">
            <text:p>12,25</text:p>
          </table:table-cell>
          <table:table-cell table:formula="of:=([.L17]-[.$L$25])^2" office:value-type="float" office:value="1.13866776753147" calcext:value-type="float">
            <text:p>1,13866776753147</text:p>
          </table:table-cell>
          <table:table-cell table:formula="of:=([.M17]-[.$M$25])^2" office:value-type="float" office:value="1.21" calcext:value-type="float">
            <text:p>1,21</text:p>
          </table:table-cell>
          <table:table-cell table:number-columns-repeated="2"/>
          <table:table-cell table:formula="of:=[.R16]*SQRT(([.B16]/[.A16])^2+[.I16]^2)" office:value-type="float" office:value="-0.012741163852637" calcext:value-type="float">
            <text:p>-0,012741163852637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ima</text:p>
          </table:table-cell>
          <table:table-cell/>
          <table:table-cell office:value-type="string" calcext:value-type="string">
            <text:p>eps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103" calcext:value-type="float">
            <text:p>-0,103</text:p>
          </table:table-cell>
          <table:table-cell table:formula="of:=[.C18]-[.$V$15]" office:value-type="float" office:value="-0.135" calcext:value-type="float">
            <text:p>-0,135</text:p>
          </table:table-cell>
          <table:table-cell table:formula="of:=[.D18]*1000" office:value-type="float" office:value="-135" calcext:value-type="float">
            <text:p>-135</text:p>
          </table:table-cell>
          <table:table-cell office:value-type="float" office:value="1" calcext:value-type="float">
            <text:p>1</text:p>
          </table:table-cell>
          <table:table-cell table:style-name="ce1" table:formula="of:=[.E18]/41.1" office:value-type="float" office:value="-3.28467153284671" calcext:value-type="float">
            <text:p>-3,28</text:p>
          </table:table-cell>
          <table:table-cell table:style-name="ce1" table:formula="of:=[.G18]*[.F18]/[.E18]" office:value-type="float" office:value="0.024330900243309" calcext:value-type="float">
            <text:p>0,02</text:p>
          </table:table-cell>
          <table:table-cell table:style-name="ce1" table:formula="of:=[.H18]/[.G18]" office:value-type="float" office:value="-0.00740740740740741" calcext:value-type="float">
            <text:p>-0,01</text:p>
          </table:table-cell>
          <table:table-cell/>
          <table:table-cell table:formula="of:=[.A18]*[.G18]" office:value-type="float" office:value="-9.85401459854013" calcext:value-type="float">
            <text:p>-9,85401459854013</text:p>
          </table:table-cell>
          <table:table-cell table:style-name="ce5" table:formula="of:=[.G18]" office:value-type="float" office:value="-3.28467153284671" calcext:value-type="float">
            <text:p>-3,28</text:p>
          </table:table-cell>
          <table:table-cell table:style-name="ce5" table:formula="of:=[.A18]" office:value-type="float" office:value="3" calcext:value-type="float">
            <text:p>3,00</text:p>
          </table:table-cell>
          <table:table-cell table:formula="of:=[.A18]*[.A18]" office:value-type="float" office:value="9" calcext:value-type="float">
            <text:p>9</text:p>
          </table:table-cell>
          <table:table-cell table:formula="of:=([.L18]-[.$L$25])^2" office:value-type="float" office:value="0.309285985515022" calcext:value-type="float">
            <text:p>0,309285985515022</text:p>
          </table:table-cell>
          <table:table-cell table:formula="of:=([.M18]-[.$M$25])^2" office:value-type="float" office:value="0.36" calcext:value-type="float">
            <text:p>0,36</text:p>
          </table:table-cell>
          <table:table-cell table:number-columns-repeated="4"/>
          <table:table-cell table:formula="of:=[.U16]*100" office:value-type="float" office:value="-4.28835307171654" calcext:value-type="float">
            <text:p>-4,28835307171654</text:p>
          </table:table-cell>
          <table:table-cell/>
          <table:table-cell office:value-type="string" calcext:value-type="string">
            <text:p>30-20</text:p>
          </table:table-cell>
          <table:table-cell table:style-name="ce8" table:formula="of:=2*[.X8]/([.$AD$5]*[.Y8])" office:value-type="float" office:value="488.585706478955" calcext:value-type="float">
            <text:p>489</text:p>
          </table:table-cell>
          <table:table-cell table:style-name="ce8" table:formula="of:=[.X18]*SQRT(([.AA8]/[.X8])^2+([.AB8]/[.Y8])^2)" office:value-type="float" office:value="396.09370995537" calcext:value-type="float">
            <text:p>396</text:p>
          </table:table-cell>
          <table:table-cell table:formula="of:=[.Y18]/[.X18]" office:value-type="float" office:value="0.810694428230129" calcext:value-type="float">
            <text:p>0,810694428230129</text:p>
          </table:table-cell>
          <table:table-cell table:style-name="ce8" table:formula="of:=[.Z18]*100" office:value-type="float" office:value="81.0694428230128" calcext:value-type="float">
            <text:p>81</text:p>
          </table:table-cell>
          <table:table-cell table:number-columns-repeated="997"/>
        </table:table-row>
        <table:table-row table:style-name="ro1">
          <table:table-cell table:style-name="ce1" office:value-type="float" office:value="2.4" calcext:value-type="float">
            <text:p>2,4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076" calcext:value-type="float">
            <text:p>-0,076</text:p>
          </table:table-cell>
          <table:table-cell table:formula="of:=[.C19]-[.$V$15]" office:value-type="float" office:value="-0.108" calcext:value-type="float">
            <text:p>-0,108</text:p>
          </table:table-cell>
          <table:table-cell table:formula="of:=[.D19]*1000" office:value-type="float" office:value="-108" calcext:value-type="float">
            <text:p>-108</text:p>
          </table:table-cell>
          <table:table-cell office:value-type="float" office:value="1" calcext:value-type="float">
            <text:p>1</text:p>
          </table:table-cell>
          <table:table-cell table:style-name="ce1" table:formula="of:=[.E19]/41.1" office:value-type="float" office:value="-2.62773722627737" calcext:value-type="float">
            <text:p>-2,63</text:p>
          </table:table-cell>
          <table:table-cell table:style-name="ce1" table:formula="of:=[.G19]*[.F19]/[.E19]" office:value-type="float" office:value="0.024330900243309" calcext:value-type="float">
            <text:p>0,02</text:p>
          </table:table-cell>
          <table:table-cell table:style-name="ce1" table:formula="of:=[.H19]/[.G19]" office:value-type="float" office:value="-0.00925925925925926" calcext:value-type="float">
            <text:p>-0,01</text:p>
          </table:table-cell>
          <table:table-cell/>
          <table:table-cell table:formula="of:=[.A19]*[.G19]" office:value-type="float" office:value="-6.30656934306569" calcext:value-type="float">
            <text:p>-6,30656934306569</text:p>
          </table:table-cell>
          <table:table-cell table:style-name="ce5" table:formula="of:=[.G19]" office:value-type="float" office:value="-2.62773722627737" calcext:value-type="float">
            <text:p>-2,63</text:p>
          </table:table-cell>
          <table:table-cell table:style-name="ce5" table:formula="of:=[.A19]" office:value-type="float" office:value="2.4" calcext:value-type="float">
            <text:p>2,40</text:p>
          </table:table-cell>
          <table:table-cell table:formula="of:=[.A19]*[.A19]" office:value-type="float" office:value="5.76" calcext:value-type="float">
            <text:p>5,76</text:p>
          </table:table-cell>
          <table:table-cell table:formula="of:=([.L19]-[.$L$25])^2" office:value-type="float" office:value="0.0101605278835212" calcext:value-type="float">
            <text:p>0,0101605278835212</text:p>
          </table:table-cell>
          <table:table-cell table:formula="of:=([.M19]-[.$M$25])^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50-30</text:p>
          </table:table-cell>
          <table:table-cell table:style-name="ce8" table:formula="of:=2*[.X9]/([.$AD$5]*[.Y9])" office:value-type="float" office:value="485.104652364757" calcext:value-type="float">
            <text:p>485</text:p>
          </table:table-cell>
          <table:table-cell table:style-name="ce8" table:formula="of:=[.X19]*SQRT(([.AA9]/[.X9])^2+([.AB9]/[.Y9])^2)" office:value-type="float" office:value="218.562793348823" calcext:value-type="float">
            <text:p>219</text:p>
          </table:table-cell>
          <table:table-cell table:formula="of:=[.Y19]/[.X19]" office:value-type="float" office:value="0.450547716422399" calcext:value-type="float">
            <text:p>0,450547716422399</text:p>
          </table:table-cell>
          <table:table-cell table:style-name="ce8" table:formula="of:=[.Z19]*100" office:value-type="float" office:value="45.05477164224" calcext:value-type="float">
            <text:p>45</text:p>
          </table:table-cell>
          <table:table-cell table:number-columns-repeated="997"/>
        </table:table-row>
        <table:table-row table:style-name="ro1">
          <table:table-cell table:style-name="ce1" office:value-type="float" office:value="2.1" calcext:value-type="float">
            <text:p>2,1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062" calcext:value-type="float">
            <text:p>-0,062</text:p>
          </table:table-cell>
          <table:table-cell table:formula="of:=[.C20]-[.$V$15]" office:value-type="float" office:value="-0.094" calcext:value-type="float">
            <text:p>-0,094</text:p>
          </table:table-cell>
          <table:table-cell table:formula="of:=[.D20]*1000"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  <table:table-cell table:style-name="ce1" table:formula="of:=[.E20]/41.1" office:value-type="float" office:value="-2.28710462287105" calcext:value-type="float">
            <text:p>-2,29</text:p>
          </table:table-cell>
          <table:table-cell table:style-name="ce1" table:formula="of:=[.G20]*[.F20]/[.E20]" office:value-type="float" office:value="0.024330900243309" calcext:value-type="float">
            <text:p>0,02</text:p>
          </table:table-cell>
          <table:table-cell table:style-name="ce1" table:formula="of:=[.H20]/[.G20]" office:value-type="float" office:value="-0.0106382978723404" calcext:value-type="float">
            <text:p>-0,01</text:p>
          </table:table-cell>
          <table:table-cell/>
          <table:table-cell table:formula="of:=[.A20]*[.G20]" office:value-type="float" office:value="-4.80291970802921" calcext:value-type="float">
            <text:p>-4,80291970802921</text:p>
          </table:table-cell>
          <table:table-cell table:style-name="ce5" table:formula="of:=[.G20]" office:value-type="float" office:value="-2.28710462287105" calcext:value-type="float">
            <text:p>-2,29</text:p>
          </table:table-cell>
          <table:table-cell table:style-name="ce5" table:formula="of:=[.A20]" office:value-type="float" office:value="2.1" calcext:value-type="float">
            <text:p>2,10</text:p>
          </table:table-cell>
          <table:table-cell table:formula="of:=[.A20]*[.A20]" office:value-type="float" office:value="4.41" calcext:value-type="float">
            <text:p>4,41</text:p>
          </table:table-cell>
          <table:table-cell table:formula="of:=([.L20]-[.$L$25])^2" office:value-type="float" office:value="0.194862252358271" calcext:value-type="float">
            <text:p>0,194862252358271</text:p>
          </table:table-cell>
          <table:table-cell table:formula="of:=([.M20]-[.$M$25])^2" office:value-type="float" office:value="0.0899999999999999" calcext:value-type="float">
            <text:p>0,0899999999999999</text:p>
          </table:table-cell>
          <table:table-cell/>
          <table:table-cell table:formula="of:=[.L25]-[.M25]*[.R16]" office:value-type="float" office:value="-0.499352508912617" calcext:value-type="float">
            <text:p>-0,499352508912617</text:p>
          </table:table-cell>
          <table:table-cell table:number-columns-repeated="1006"/>
        </table:table-row>
        <table:table-row table:style-name="ro1">
          <table:table-cell table:style-name="ce1" office:value-type="float" office:value="1.3" calcext:value-type="float">
            <text:p>1,3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038" calcext:value-type="float">
            <text:p>-0,038</text:p>
          </table:table-cell>
          <table:table-cell table:formula="of:=[.C21]-[.$V$15]" office:value-type="float" office:value="-0.07" calcext:value-type="float">
            <text:p>-0,07</text:p>
          </table:table-cell>
          <table:table-cell table:formula="of:=[.D21]*1000"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table:style-name="ce1" table:formula="of:=[.E21]/41.1" office:value-type="float" office:value="-1.70316301703163" calcext:value-type="float">
            <text:p>-1,70</text:p>
          </table:table-cell>
          <table:table-cell table:style-name="ce1" table:formula="of:=[.G21]*[.F21]/[.E21]" office:value-type="float" office:value="0.024330900243309" calcext:value-type="float">
            <text:p>0,02</text:p>
          </table:table-cell>
          <table:table-cell table:style-name="ce1" table:formula="of:=[.H21]/[.G21]" office:value-type="float" office:value="-0.0142857142857143" calcext:value-type="float">
            <text:p>-0,01</text:p>
          </table:table-cell>
          <table:table-cell/>
          <table:table-cell table:formula="of:=[.A21]*[.G21]" office:value-type="float" office:value="-2.21411192214112" calcext:value-type="float">
            <text:p>-2,21411192214112</text:p>
          </table:table-cell>
          <table:table-cell table:style-name="ce5" table:formula="of:=[.G21]" office:value-type="float" office:value="-1.70316301703163" calcext:value-type="float">
            <text:p>-1,70</text:p>
          </table:table-cell>
          <table:table-cell table:style-name="ce5" table:formula="of:=[.A21]" office:value-type="float" office:value="1.3" calcext:value-type="float">
            <text:p>1,30</text:p>
          </table:table-cell>
          <table:table-cell table:formula="of:=[.A21]*[.A21]" office:value-type="float" office:value="1.69" calcext:value-type="float">
            <text:p>1,69</text:p>
          </table:table-cell>
          <table:table-cell table:formula="of:=([.L21]-[.$L$25])^2" office:value-type="float" office:value="1.05139112849395" calcext:value-type="float">
            <text:p>1,05139112849395</text:p>
          </table:table-cell>
          <table:table-cell table:formula="of:=([.M21]-[.$M$25])^2" office:value-type="float" office:value="1.21" calcext:value-type="float">
            <text:p>1,21</text:p>
          </table:table-cell>
          <table:table-cell table:number-columns-repeated="1008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4" office:value-type="float" office:value="-0.013" calcext:value-type="float">
            <text:p>-0,013</text:p>
          </table:table-cell>
          <table:table-cell table:formula="of:=[.C22]-[.$V$15]" office:value-type="float" office:value="-0.045" calcext:value-type="float">
            <text:p>-0,045</text:p>
          </table:table-cell>
          <table:table-cell table:formula="of:=[.D22]*1000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style-name="ce1" table:formula="of:=[.E22]/41.1" office:value-type="float" office:value="-1.09489051094891" calcext:value-type="float">
            <text:p>-1,09</text:p>
          </table:table-cell>
          <table:table-cell table:style-name="ce1" table:formula="of:=[.G22]*[.F22]/[.E22]" office:value-type="float" office:value="0.024330900243309" calcext:value-type="float">
            <text:p>0,02</text:p>
          </table:table-cell>
          <table:table-cell table:style-name="ce1" table:formula="of:=[.H22]/[.G22]" office:value-type="float" office:value="-0.0222222222222222" calcext:value-type="float">
            <text:p>-0,02</text:p>
          </table:table-cell>
          <table:table-cell/>
          <table:table-cell table:formula="of:=[.A22]*[.G22]" office:value-type="float" office:value="-0.547445255474455" calcext:value-type="float">
            <text:p>-0,547445255474455</text:p>
          </table:table-cell>
          <table:table-cell table:style-name="ce5" table:formula="of:=[.G22]" office:value-type="float" office:value="-1.09489051094891" calcext:value-type="float">
            <text:p>-1,09</text:p>
          </table:table-cell>
          <table:table-cell table:style-name="ce5" table:formula="of:=[.A22]" office:value-type="float" office:value="0.5" calcext:value-type="float">
            <text:p>0,50</text:p>
          </table:table-cell>
          <table:table-cell table:formula="of:=[.A22]*[.A22]" office:value-type="float" office:value="0.25" calcext:value-type="float">
            <text:p>0,25</text:p>
          </table:table-cell>
          <table:table-cell table:formula="of:=([.L22]-[.$L$25])^2" office:value-type="float" office:value="2.668799773448" calcext:value-type="float">
            <text:p>2,668799773448</text:p>
          </table:table-cell>
          <table:table-cell table:formula="of:=([.M22]-[.$M$25])^2" office:value-type="float" office:value="3.61" calcext:value-type="float">
            <text:p>3,61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4"/>
          <table:table-cell table:number-columns-repeated="3"/>
          <table:table-cell table:style-name="ce1" table:number-columns-repeated="3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AVERAGE([.K16:.K23])" office:value-type="float" office:value="-7.74800139033715" calcext:value-type="float">
            <text:p>-7,74800139033715</text:p>
          </table:table-cell>
          <table:table-cell table:formula="of:=AVERAGE([.L16:.L23])" office:value-type="float" office:value="-2.72853667014251" calcext:value-type="float">
            <text:p>-2,72853667014251</text:p>
          </table:table-cell>
          <table:table-cell table:formula="of:=AVERAGE([.M16:.M23])" office:value-type="float" office:value="2.4" calcext:value-type="float">
            <text:p>2,4</text:p>
          </table:table-cell>
          <table:table-cell table:formula="of:=AVERAGE([.N16:.N23])" office:value-type="float" office:value="7.05142857142857" calcext:value-type="float">
            <text:p>7,05142857142857</text:p>
          </table:table-cell>
          <table:table-cell table:formula="of:=AVERAGE([.O16:.O23])" office:value-type="float" office:value="1.12333636457761" calcext:value-type="float">
            <text:p>1,12333636457761</text:p>
          </table:table-cell>
          <table:table-cell table:formula="of:=AVERAGE([.P16:.P23])" office:value-type="float" office:value="1.29142857142857" calcext:value-type="float">
            <text:p>1,291428571428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=50</text:p>
          </table:table-cell>
          <table:table-cell table:number-columns-repeated="20"/>
          <table:table-cell office:value-type="string" calcext:value-type="string">
            <text:p>const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, atm</text:p>
          </table:table-cell>
          <table:table-cell office:value-type="string" calcext:value-type="string">
            <text:p>sigma_ P, atm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U_popr, mV</text:p>
          </table:table-cell>
          <table:table-cell office:value-type="string" calcext:value-type="string">
            <text:p>U, mcV</text:p>
          </table:table-cell>
          <table:table-cell office:value-type="string" calcext:value-type="string">
            <text:p>sigma U, mcV</text:p>
          </table:table-cell>
          <table:table-cell office:value-type="string" calcext:value-type="string">
            <text:p>dT, K</text:p>
          </table:table-cell>
          <table:table-cell office:value-type="string" calcext:value-type="string">
            <text:p>sigma_T, K</text:p>
          </table:table-cell>
          <table:table-cell office:value-type="string" calcext:value-type="string">
            <text:p>epsilon_T</text:p>
          </table:table-cell>
          <table:table-cell/>
          <table:table-cell office:value-type="string" calcext:value-type="string">
            <text:p>P*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^2</text:p>
          </table:table-cell>
          <table:table-cell office:value-type="string" calcext:value-type="string">
            <text:p>(T-Tm)^2</text:p>
          </table:table-cell>
          <table:table-cell office:value-type="string" calcext:value-type="string">
            <text:p>(P-Pm)^2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gma_k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psilon</text:p>
          </table:table-cell>
          <table:table-cell office:value-type="float" office:value="0.048" calcext:value-type="float">
            <text:p>0,048</text:p>
          </table:table-cell>
          <table:table-cell table:number-columns-repeated="1002"/>
        </table:table-row>
        <table:table-row table:style-name="ro1">
          <table:table-cell table:style-name="ce1" office:value-type="float" office:value="4.1" calcext:value-type="float">
            <text:p>4,1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97" calcext:value-type="float">
            <text:p>-0,097</text:p>
          </table:table-cell>
          <table:table-cell table:formula="of:=[.C29]-[.$V$28]" office:value-type="float" office:value="-0.145" calcext:value-type="float">
            <text:p>-0,145</text:p>
          </table:table-cell>
          <table:table-cell table:formula="of:=[.D29]*1000" office:value-type="float" office:value="-145" calcext:value-type="float">
            <text:p>-145</text:p>
          </table:table-cell>
          <table:table-cell office:value-type="float" office:value="1" calcext:value-type="float">
            <text:p>1</text:p>
          </table:table-cell>
          <table:table-cell table:style-name="ce1" table:formula="of:=[.E29]/42.9" office:value-type="float" office:value="-3.37995337995338" calcext:value-type="float">
            <text:p>-3,38</text:p>
          </table:table-cell>
          <table:table-cell table:style-name="ce1" table:formula="of:=[.G29]*[.F29]/[.E29]" office:value-type="float" office:value="0.0233100233100233" calcext:value-type="float">
            <text:p>0,02</text:p>
          </table:table-cell>
          <table:table-cell table:formula="of:=[.H29]/[.G29]" office:value-type="float" office:value="-0.00689655172413793" calcext:value-type="float">
            <text:p>-0,00689655172413793</text:p>
          </table:table-cell>
          <table:table-cell/>
          <table:table-cell table:formula="of:=[.A29]*[.G29]" office:value-type="float" office:value="-13.8578088578089" calcext:value-type="float">
            <text:p>-13,8578088578089</text:p>
          </table:table-cell>
          <table:table-cell table:style-name="ce5" table:formula="of:=[.G29]" office:value-type="float" office:value="-3.37995337995338" calcext:value-type="float">
            <text:p>-3,38</text:p>
          </table:table-cell>
          <table:table-cell table:style-name="ce5" table:formula="of:=[.A29]" office:value-type="float" office:value="4.1" calcext:value-type="float">
            <text:p>4,10</text:p>
          </table:table-cell>
          <table:table-cell table:formula="of:=[.A29]*[.A29]" office:value-type="float" office:value="16.81" calcext:value-type="float">
            <text:p>16,81</text:p>
          </table:table-cell>
          <table:table-cell table:formula="of:=([.L29]-[.$L$38])^2" office:value-type="float" office:value="1.32752140744149" calcext:value-type="float">
            <text:p>1,32752140744149</text:p>
          </table:table-cell>
          <table:table-cell table:formula="of:=([.M29]-[.$M$38])^2" office:value-type="float" office:value="2.74612244897959" calcext:value-type="float">
            <text:p>2,74612244897959</text:p>
          </table:table-cell>
          <table:table-cell/>
          <table:table-cell table:formula="of:=([.K38]-[.L38]*[.M38])/([.N38]-[.M38]*[.M38])" office:value-type="float" office:value="-0.591508457996213" calcext:value-type="float">
            <text:p>-0,591508457996213</text:p>
          </table:table-cell>
          <table:table-cell table:formula="of:=SQRT(1/(COUNT([.A29:.A36])-2)*([.O38]/[.P38]-[.R29]^2))" office:value-type="float" office:value="0.0486234506723097" calcext:value-type="float">
            <text:p>0,0486234506723097</text:p>
          </table:table-cell>
          <table:table-cell table:formula="of:=SQRT([.S29]*[.S29]+[.S30]*[.S30])" office:value-type="float" office:value="0.0493245987600981" calcext:value-type="float">
            <text:p>0,0493245987600981</text:p>
          </table:table-cell>
          <table:table-cell table:formula="of:=[.T29]/[.R29]" office:value-type="float" office:value="-0.083387816511009" calcext:value-type="float">
            <text:p>-0,083387816511009</text:p>
          </table:table-cell>
          <table:table-cell table:number-columns-repeated="1003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74" calcext:value-type="float">
            <text:p>-0,074</text:p>
          </table:table-cell>
          <table:table-cell table:formula="of:=[.C30]-[.$V$28]" office:value-type="float" office:value="-0.122" calcext:value-type="float">
            <text:p>-0,122</text:p>
          </table:table-cell>
          <table:table-cell table:formula="of:=[.D30]*1000"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  <table:table-cell table:style-name="ce1" table:formula="of:=[.E30]/42.9" office:value-type="float" office:value="-2.84382284382284" calcext:value-type="float">
            <text:p>-2,84</text:p>
          </table:table-cell>
          <table:table-cell table:style-name="ce1" table:formula="of:=[.G30]*[.F30]/[.E30]" office:value-type="float" office:value="0.0233100233100233" calcext:value-type="float">
            <text:p>0,02</text:p>
          </table:table-cell>
          <table:table-cell table:formula="of:=[.H30]/[.G30]" office:value-type="float" office:value="-0.00819672131147542" calcext:value-type="float">
            <text:p>-0,00819672131147542</text:p>
          </table:table-cell>
          <table:table-cell/>
          <table:table-cell table:formula="of:=[.A30]*[.G30]" office:value-type="float" office:value="-9.95337995337994" calcext:value-type="float">
            <text:p>-9,95337995337994</text:p>
          </table:table-cell>
          <table:table-cell table:style-name="ce5" table:formula="of:=[.G30]" office:value-type="float" office:value="-2.84382284382284" calcext:value-type="float">
            <text:p>-2,84</text:p>
          </table:table-cell>
          <table:table-cell table:style-name="ce5" table:formula="of:=[.A30]" office:value-type="float" office:value="3.5" calcext:value-type="float">
            <text:p>3,50</text:p>
          </table:table-cell>
          <table:table-cell table:formula="of:=[.A30]*[.A30]" office:value-type="float" office:value="12.25" calcext:value-type="float">
            <text:p>12,25</text:p>
          </table:table-cell>
          <table:table-cell table:formula="of:=([.L30]-[.$L$38])^2" office:value-type="float" office:value="0.379518361536338" calcext:value-type="float">
            <text:p>0,379518361536338</text:p>
          </table:table-cell>
          <table:table-cell table:formula="of:=([.M30]-[.$M$38])^2" office:value-type="float" office:value="1.11755102040816" calcext:value-type="float">
            <text:p>1,11755102040816</text:p>
          </table:table-cell>
          <table:table-cell table:number-columns-repeated="2"/>
          <table:table-cell table:formula="of:=[.R29]*SQRT(([.B29]/[.A29])^2+[.I29]^2)" office:value-type="float" office:value="-0.00828710368959741" calcext:value-type="float">
            <text:p>-0,00828710368959741</text:p>
          </table:table-cell>
          <table:table-cell table:number-columns-repeated="1005"/>
        </table:table-row>
        <table:table-row table:style-name="ro1">
          <table:table-cell table:style-name="ce1" office:value-type="float" office:value="3.1" calcext:value-type="float">
            <text:p>3,1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6" calcext:value-type="float">
            <text:p>-0,06</text:p>
          </table:table-cell>
          <table:table-cell table:formula="of:=[.C31]-[.$V$28]" office:value-type="float" office:value="-0.108" calcext:value-type="float">
            <text:p>-0,108</text:p>
          </table:table-cell>
          <table:table-cell table:formula="of:=[.D31]*1000" office:value-type="float" office:value="-108" calcext:value-type="float">
            <text:p>-108</text:p>
          </table:table-cell>
          <table:table-cell office:value-type="float" office:value="1" calcext:value-type="float">
            <text:p>1</text:p>
          </table:table-cell>
          <table:table-cell table:style-name="ce1" table:formula="of:=[.E31]/42.9" office:value-type="float" office:value="-2.51748251748252" calcext:value-type="float">
            <text:p>-2,52</text:p>
          </table:table-cell>
          <table:table-cell table:style-name="ce1" table:formula="of:=[.G31]*[.F31]/[.E31]" office:value-type="float" office:value="0.0233100233100233" calcext:value-type="float">
            <text:p>0,02</text:p>
          </table:table-cell>
          <table:table-cell table:formula="of:=[.H31]/[.G31]" office:value-type="float" office:value="-0.00925925925925925" calcext:value-type="float">
            <text:p>-0,00925925925925925</text:p>
          </table:table-cell>
          <table:table-cell/>
          <table:table-cell table:formula="of:=[.A31]*[.G31]" office:value-type="float" office:value="-7.80419580419581" calcext:value-type="float">
            <text:p>-7,80419580419581</text:p>
          </table:table-cell>
          <table:table-cell table:style-name="ce5" table:formula="of:=[.G31]" office:value-type="float" office:value="-2.51748251748252" calcext:value-type="float">
            <text:p>-2,52</text:p>
          </table:table-cell>
          <table:table-cell table:style-name="ce5" table:formula="of:=[.A31]" office:value-type="float" office:value="3.1" calcext:value-type="float">
            <text:p>3,10</text:p>
          </table:table-cell>
          <table:table-cell table:formula="of:=[.A31]*[.A31]" office:value-type="float" office:value="9.61" calcext:value-type="float">
            <text:p>9,61</text:p>
          </table:table-cell>
          <table:table-cell table:formula="of:=([.L31]-[.$L$38])^2" office:value-type="float" office:value="0.0839320519640211" calcext:value-type="float">
            <text:p>0,0839320519640211</text:p>
          </table:table-cell>
          <table:table-cell table:formula="of:=([.M31]-[.$M$38])^2" office:value-type="float" office:value="0.431836734693877" calcext:value-type="float">
            <text:p>0,431836734693877</text:p>
          </table:table-cell>
          <table:table-cell table:number-columns-repeated="4"/>
          <table:table-cell table:formula="of:=[.U29]*100" office:value-type="float" office:value="-8.3387816511009" calcext:value-type="float">
            <text:p>-8,3387816511009</text:p>
          </table:table-cell>
          <table:table-cell table:number-columns-repeated="1003"/>
        </table:table-row>
        <table:table-row table:style-name="ro1">
          <table:table-cell table:style-name="ce1" office:value-type="float" office:value="2.3" calcext:value-type="float">
            <text:p>2,3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table:formula="of:=[.C32]-[.$V$28]" office:value-type="float" office:value="-0.088" calcext:value-type="float">
            <text:p>-0,088</text:p>
          </table:table-cell>
          <table:table-cell table:formula="of:=[.D32]*1000"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  <table:table-cell table:style-name="ce1" table:formula="of:=[.E32]/42.9" office:value-type="float" office:value="-2.05128205128205" calcext:value-type="float">
            <text:p>-2,05</text:p>
          </table:table-cell>
          <table:table-cell table:style-name="ce1" table:formula="of:=[.G32]*[.F32]/[.E32]" office:value-type="float" office:value="0.0233100233100233" calcext:value-type="float">
            <text:p>0,02</text:p>
          </table:table-cell>
          <table:table-cell table:formula="of:=[.H32]/[.G32]" office:value-type="float" office:value="-0.0113636363636364" calcext:value-type="float">
            <text:p>-0,0113636363636364</text:p>
          </table:table-cell>
          <table:table-cell/>
          <table:table-cell table:formula="of:=[.A32]*[.G32]" office:value-type="float" office:value="-4.71794871794872" calcext:value-type="float">
            <text:p>-4,71794871794872</text:p>
          </table:table-cell>
          <table:table-cell table:style-name="ce5" table:formula="of:=[.G32]" office:value-type="float" office:value="-2.05128205128205" calcext:value-type="float">
            <text:p>-2,05</text:p>
          </table:table-cell>
          <table:table-cell table:style-name="ce5" table:formula="of:=[.A32]" office:value-type="float" office:value="2.3" calcext:value-type="float">
            <text:p>2,30</text:p>
          </table:table-cell>
          <table:table-cell table:formula="of:=[.A32]*[.A32]" office:value-type="float" office:value="5.29" calcext:value-type="float">
            <text:p>5,29</text:p>
          </table:table-cell>
          <table:table-cell table:formula="of:=([.L32]-[.$L$38])^2" office:value-type="float" office:value="0.0311487823975343" calcext:value-type="float">
            <text:p>0,0311487823975343</text:p>
          </table:table-cell>
          <table:table-cell table:formula="of:=([.M32]-[.$M$38])^2" office:value-type="float" office:value="0.0204081632653062" calcext:value-type="float">
            <text:p>0,0204081632653062</text:p>
          </table:table-cell>
          <table:table-cell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29" calcext:value-type="float">
            <text:p>-0,029</text:p>
          </table:table-cell>
          <table:table-cell table:formula="of:=[.C33]-[.$V$28]" office:value-type="float" office:value="-0.077" calcext:value-type="float">
            <text:p>-0,077</text:p>
          </table:table-cell>
          <table:table-cell table:formula="of:=[.D33]*1000" office:value-type="float" office:value="-77" calcext:value-type="float">
            <text:p>-77</text:p>
          </table:table-cell>
          <table:table-cell office:value-type="float" office:value="1" calcext:value-type="float">
            <text:p>1</text:p>
          </table:table-cell>
          <table:table-cell table:style-name="ce1" table:formula="of:=[.E33]/42.9" office:value-type="float" office:value="-1.7948717948718" calcext:value-type="float">
            <text:p>-1,79</text:p>
          </table:table-cell>
          <table:table-cell table:style-name="ce1" table:formula="of:=[.G33]*[.F33]/[.E33]" office:value-type="float" office:value="0.0233100233100233" calcext:value-type="float">
            <text:p>0,02</text:p>
          </table:table-cell>
          <table:table-cell table:formula="of:=[.H33]/[.G33]" office:value-type="float" office:value="-0.0129870129870129" calcext:value-type="float">
            <text:p>-0,0129870129870129</text:p>
          </table:table-cell>
          <table:table-cell/>
          <table:table-cell table:formula="of:=[.A33]*[.G33]" office:value-type="float" office:value="-3.5897435897436" calcext:value-type="float">
            <text:p>-3,5897435897436</text:p>
          </table:table-cell>
          <table:table-cell table:style-name="ce5" table:formula="of:=[.G33]" office:value-type="float" office:value="-1.7948717948718" calcext:value-type="float">
            <text:p>-1,79</text:p>
          </table:table-cell>
          <table:table-cell table:style-name="ce5" table:formula="of:=[.A33]" office:value-type="float" office:value="2" calcext:value-type="float">
            <text:p>2,00</text:p>
          </table:table-cell>
          <table:table-cell table:formula="of:=[.A33]*[.A33]" office:value-type="float" office:value="4" calcext:value-type="float">
            <text:p>4</text:p>
          </table:table-cell>
          <table:table-cell table:formula="of:=([.L33]-[.$L$38])^2" office:value-type="float" office:value="0.187402784805378" calcext:value-type="float">
            <text:p>0,187402784805378</text:p>
          </table:table-cell>
          <table:table-cell table:formula="of:=([.M33]-[.$M$38])^2" office:value-type="float" office:value="0.196122448979592" calcext:value-type="float">
            <text:p>0,196122448979592</text:p>
          </table:table-cell>
          <table:table-cell/>
          <table:table-cell table:formula="of:=[.L38]-[.M38]*[.R29]" office:value-type="float" office:value="-0.782801566095764" calcext:value-type="float">
            <text:p>-0,782801566095764</text:p>
          </table:table-cell>
          <table:table-cell table:number-columns-repeated="1006"/>
        </table:table-row>
        <table:table-row table:style-name="ro1">
          <table:table-cell table:style-name="ce1" office:value-type="float" office:value="1.3" calcext:value-type="float">
            <text:p>1,3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21" calcext:value-type="float">
            <text:p>-0,021</text:p>
          </table:table-cell>
          <table:table-cell table:formula="of:=[.C34]-[.$V$28]" office:value-type="float" office:value="-0.069" calcext:value-type="float">
            <text:p>-0,069</text:p>
          </table:table-cell>
          <table:table-cell table:formula="of:=[.D34]*1000"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  <table:table-cell table:style-name="ce1" table:formula="of:=[.E34]/42.9" office:value-type="float" office:value="-1.60839160839161" calcext:value-type="float">
            <text:p>-1,61</text:p>
          </table:table-cell>
          <table:table-cell table:style-name="ce1" table:formula="of:=[.G34]*[.F34]/[.E34]" office:value-type="float" office:value="0.0233100233100233" calcext:value-type="float">
            <text:p>0,02</text:p>
          </table:table-cell>
          <table:table-cell table:formula="of:=[.H34]/[.G34]" office:value-type="float" office:value="-0.0144927536231884" calcext:value-type="float">
            <text:p>-0,0144927536231884</text:p>
          </table:table-cell>
          <table:table-cell/>
          <table:table-cell table:formula="of:=[.A34]*[.G34]" office:value-type="float" office:value="-2.09090909090909" calcext:value-type="float">
            <text:p>-2,09090909090909</text:p>
          </table:table-cell>
          <table:table-cell table:style-name="ce5" table:formula="of:=[.G34]" office:value-type="float" office:value="-1.60839160839161" calcext:value-type="float">
            <text:p>-1,61</text:p>
          </table:table-cell>
          <table:table-cell table:style-name="ce5" table:formula="of:=[.A34]" office:value-type="float" office:value="1.3" calcext:value-type="float">
            <text:p>1,30</text:p>
          </table:table-cell>
          <table:table-cell table:formula="of:=[.A34]*[.A34]" office:value-type="float" office:value="1.69" calcext:value-type="float">
            <text:p>1,69</text:p>
          </table:table-cell>
          <table:table-cell table:formula="of:=([.L34]-[.$L$38])^2" office:value-type="float" office:value="0.383632351664318" calcext:value-type="float">
            <text:p>0,383632351664318</text:p>
          </table:table-cell>
          <table:table-cell table:formula="of:=([.M34]-[.$M$38])^2" office:value-type="float" office:value="1.30612244897959" calcext:value-type="float">
            <text:p>1,30612244897959</text:p>
          </table:table-cell>
          <table:table-cell table:number-columns-repeated="1008"/>
        </table:table-row>
        <table:table-row table:style-name="ro1"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-0.012" calcext:value-type="float">
            <text:p>-0,012</text:p>
          </table:table-cell>
          <table:table-cell table:formula="of:=[.C35]-[.$V$28]" office:value-type="float" office:value="-0.06" calcext:value-type="float">
            <text:p>-0,06</text:p>
          </table:table-cell>
          <table:table-cell table:formula="of:=[.D35]*1000"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table:style-name="ce1" table:formula="of:=[.E35]/42.9" office:value-type="float" office:value="-1.3986013986014" calcext:value-type="float">
            <text:p>-1,40</text:p>
          </table:table-cell>
          <table:table-cell table:style-name="ce1" table:formula="of:=[.G35]*[.F35]/[.E35]" office:value-type="float" office:value="0.0233100233100233" calcext:value-type="float">
            <text:p>0,02</text:p>
          </table:table-cell>
          <table:table-cell table:formula="of:=[.H35]/[.G35]" office:value-type="float" office:value="-0.0166666666666666" calcext:value-type="float">
            <text:p>-0,0166666666666666</text:p>
          </table:table-cell>
          <table:table-cell/>
          <table:table-cell table:formula="of:=[.A35]*[.G35]" office:value-type="float" office:value="-1.11888111888112" calcext:value-type="float">
            <text:p>-1,11888111888112</text:p>
          </table:table-cell>
          <table:table-cell table:style-name="ce5" table:formula="of:=[.G35]" office:value-type="float" office:value="-1.3986013986014" calcext:value-type="float">
            <text:p>-1,40</text:p>
          </table:table-cell>
          <table:table-cell table:style-name="ce5" table:formula="of:=[.A35]" office:value-type="float" office:value="0.8" calcext:value-type="float">
            <text:p>0,80</text:p>
          </table:table-cell>
          <table:table-cell table:formula="of:=[.A35]*[.A35]" office:value-type="float" office:value="0.64" calcext:value-type="float">
            <text:p>0,64</text:p>
          </table:table-cell>
          <table:table-cell table:formula="of:=([.L35]-[.$L$38])^2" office:value-type="float" office:value="0.687524263947839" calcext:value-type="float">
            <text:p>0,687524263947839</text:p>
          </table:table-cell>
          <table:table-cell table:formula="of:=([.M35]-[.$M$38])^2" office:value-type="float" office:value="2.69897959183674" calcext:value-type="float">
            <text:p>2,69897959183674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3"/>
          <table:table-cell table:style-name="ce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AVERAGE([.K29:.K36])" office:value-type="float" office:value="-6.16183816183816" calcext:value-type="float">
            <text:p>-6,16183816183816</text:p>
          </table:table-cell>
          <table:table-cell table:formula="of:=AVERAGE([.L29:.L36])" office:value-type="float" office:value="-2.22777222777223" calcext:value-type="float">
            <text:p>-2,22777222777223</text:p>
          </table:table-cell>
          <table:table-cell table:formula="of:=AVERAGE([.M29:.M36])" office:value-type="float" office:value="2.44285714285714" calcext:value-type="float">
            <text:p>2,44285714285714</text:p>
          </table:table-cell>
          <table:table-cell table:formula="of:=AVERAGE([.N29:.N36])" office:value-type="float" office:value="7.18428571428571" calcext:value-type="float">
            <text:p>7,18428571428571</text:p>
          </table:table-cell>
          <table:table-cell table:formula="of:=AVERAGE([.O29:.O36])" office:value-type="float" office:value="0.440097143393845" calcext:value-type="float">
            <text:p>0,440097143393845</text:p>
          </table:table-cell>
          <table:table-cell table:formula="of:=AVERAGE([.P29:.P36])" office:value-type="float" office:value="1.21673469387755" calcext:value-type="float">
            <text:p>1,21673469387755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7" table:number-columns-repeated="1024" table:default-cell-style-name="Default"/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4.0547263681592" calcext:value-type="float">
            <text:p>4,0547263681592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3.45771144278607" calcext:value-type="float">
            <text:p>3,45771144278607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2.86069651741293" calcext:value-type="float">
            <text:p>2,86069651741293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2.36318407960199" calcext:value-type="float">
            <text:p>2,36318407960199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1.81592039800995" calcext:value-type="float">
            <text:p>1,81592039800995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1.29353233830846" calcext:value-type="float">
            <text:p>1,29353233830846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0.373134328358209" calcext:value-type="float">
            <text:p>0,373134328358209</text:p>
          </table:table-cell>
          <table:table-cell office:value-type="float" office:value="0.0248756218905473" calcext:value-type="float">
            <text:p>0,02487562189054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3.67396593673966" calcext:value-type="float">
            <text:p>3,67396593673966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3.16301703163017" calcext:value-type="float">
            <text:p>3,16301703163017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2.60340632603406" calcext:value-type="float">
            <text:p>2,60340632603406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2.11678832116788" calcext:value-type="float">
            <text:p>2,11678832116788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1.6301703163017" calcext:value-type="float">
            <text:p>1,6301703163017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1.14355231143552" calcext:value-type="float">
            <text:p>1,14355231143552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0.656934306569343" calcext:value-type="float">
            <text:p>0,656934306569343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05" calcext:value-type="float">
            <text:p>0,05</text:p>
          </table:table-cell>
          <table:table-cell office:value-type="float" office:value="0.364963503649635" calcext:value-type="float">
            <text:p>0,364963503649635</text:p>
          </table:table-cell>
          <table:table-cell office:value-type="float" office:value="0.024330900243309" calcext:value-type="float">
            <text:p>0,0243309002433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3.12354312354312" calcext:value-type="float">
            <text:p>3,12354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2.65734265734266" calcext:value-type="float">
            <text:p>2,65734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2.21445221445221" calcext:value-type="float">
            <text:p>2,21445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1.77156177156177" calcext:value-type="float">
            <text:p>1,77156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1.35198135198135" calcext:value-type="float">
            <text:p>1,35198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0.955710955710956" calcext:value-type="float">
            <text:p>0,95571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0.606060606060606" calcext:value-type="float">
            <text:p>0,60606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05" calcext:value-type="float">
            <text:p>0,05</text:p>
          </table:table-cell>
          <table:table-cell table:style-name="ce10" office:value-type="float" office:value="0.34965034965035" calcext:value-type="float">
            <text:p>0,34965</text:p>
          </table:table-cell>
          <table:table-cell office:value-type="float" office:value="0.0233100233100233" calcext:value-type="float">
            <text:p>0,023310023310023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number number:decimal-places="0" number:min-decimal-places="0" number:min-integer-digits="1" number:grouping="true"/>
      <number:text>р.</number:text>
    </number:number-style>
    <number:number-style style:name="N14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р.</number:text>
    </number:number-style>
    <number:number-style style:name="N14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5P0"/>
    </number:number-style>
    <number:date-style style:name="N143">
      <number:day number:style="long"/>
      <number:text>.</number:text>
      <number:month number:textual="true"/>
      <number:text>.</number:text>
      <number:year/>
    </number:date-style>
    <number:date-style style:name="N142">
      <number:month number:textual="true"/>
      <number:text>.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2" style:volatile="true">
      <number:text> </number:text>
      <number:fill-character> </number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</meta:initial-creator>
    <meta:creation-date>2021-03-18T17:39:28</meta:creation-date>
    <dc:date>2023-02-21T19:16:29.338375610</dc:date>
    <meta:generator>LibreOffice/7.3.7.2$Linux_X86_64 LibreOffice_project/30$Build-2</meta:generator>
    <meta:editing-duration>PT1H56M4S</meta:editing-duration>
    <meta:editing-cycles>30</meta:editing-cycles>
    <meta:document-statistic meta:table-count="2" meta:cell-count="609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>
        <chart:symbol-image xlink:href="Pictures/2000000E000000DD000000DDECCAD21901BEBEEE.svm"/>
      </style:chart-properties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4cm" chart:symbol-height="0.04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66cm" svg:height="21.639cm" xlink:href=".." xlink:type="simple" chart:class="chart:scatter" chart:style-name="ch1">
        <chart:title svg:x="15.444cm" svg:y="0.568cm" chart:style-name="ch2">
          <text:p>P(dT)</text:p>
        </chart:title>
        <chart:plot-area chart:style-name="ch3" table:cell-range-address="Лист1.A2:Лист1.A10 Лист1.G2:Лист1.G10" chart:data-source-has-labels="row" svg:x="1.654cm" svg:y="1.779cm" svg:width="29.869cm" svg:height="18.447cm">
          <chart:coordinate-region svg:x="2.672cm" svg:y="1.978cm" svg:width="28.519cm" svg:height="18.049cm"/>
          <chart:axis chart:dimension="x" chart:name="primary-x" chart:style-name="ch4">
            <chart:title svg:x="16.16cm" svg:y="20.658cm" chart:style-name="ch5">
              <text:p>dT, K</text:p>
            </chart:title>
          </chart:axis>
          <chart:axis chart:dimension="y" chart:name="primary-y" chart:style-name="ch6">
            <chart:title svg:x="0.451cm" svg:y="11.509cm" chart:style-name="ch7">
              <text:p>P, atm</text:p>
            </chart:title>
            <chart:grid chart:style-name="ch8" chart:class="major"/>
          </chart:axis>
          <chart:series chart:style-name="ch9" chart:values-cell-range-address="Лист1.G3:Лист1.G10" chart:label-cell-address="Лист1.G2:Лист1.G2" chart:class="chart:scatter">
            <chart:domain table:cell-range-address="Лист1.A3:Лист1.A10"/>
            <chart:regression-curve chart:style-name="ch10">
              <chart:equation chart:display-equation="true" chart:display-r-square="true" svg:x="18.85cm" svg:y="4.493cm" chart:style-name="ch11"/>
            </chart:regression-curve>
            <chart:error-indicator chart:style-name="ch12" chart:dimension="x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T, K</text:p>
                <draw:g>
                  <svg:desc>Лист1.G2:Лист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A3:Лист1.A10</svg:desc>
                </draw:g>
              </table:table-cell>
              <table:table-cell office:value-type="float" office:value="-4.12935323383085">
                <text:p>-4.12935323383085</text:p>
                <draw:g>
                  <svg:desc>Лист1.G3:Лист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3.55721393034826">
                <text:p>-3.55721393034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.00995024875622">
                <text:p>-3.00995024875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2.43781094527363">
                <text:p>-2.43781094527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-1.94029850746269">
                <text:p>-1.94029850746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-1.44278606965174">
                <text:p>-1.44278606965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-0.771144278606965">
                <text:p>-0.771144278606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0.398009950248756">
                <text:p>-0.398009950248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>
        <chart:symbol-image xlink:href="Pictures/2000000E000000DD000000DDECCAD21901BEBEEE.svm"/>
      </style:chart-properties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4cm" chart:symbol-height="0.04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04cm" chart:symbol-height="0.04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78cm" svg:height="15.715cm" xlink:href=".." xlink:type="simple" chart:class="chart:scatter" chart:style-name="ch1">
        <chart:title svg:x="13.251cm" svg:y="0.45cm" chart:style-name="ch2">
          <text:p>P(dT)</text:p>
        </chart:title>
        <chart:plot-area chart:style-name="ch3" table:cell-range-address="Лист1.A15:Лист1.A22 Лист1.G15:Лист1.G22" chart:data-source-has-labels="row" svg:x="1.566cm" svg:y="1.543cm" svg:width="25.659cm" svg:height="12.877cm">
          <chart:coordinate-region svg:x="2.584cm" svg:y="1.742cm" svg:width="24.31cm" svg:height="12.479cm"/>
          <chart:axis chart:dimension="x" chart:name="primary-x" chart:style-name="ch4">
            <chart:title svg:x="13.967cm" svg:y="14.734cm" chart:style-name="ch5">
              <text:p>dT, K</text:p>
            </chart:title>
          </chart:axis>
          <chart:axis chart:dimension="y" chart:name="primary-y" chart:style-name="ch6">
            <chart:title svg:x="0.451cm" svg:y="8.488cm" chart:style-name="ch7">
              <text:p>P, atm</text:p>
            </chart:title>
            <chart:grid chart:style-name="ch8" chart:class="major"/>
          </chart:axis>
          <chart:series chart:style-name="ch9" chart:values-cell-range-address="Лист1.G16:Лист1.G22" chart:label-cell-address="Лист1.G15:Лист1.G15" chart:class="chart:scatter">
            <chart:domain table:cell-range-address="Лист1.A16:Лист1.A22"/>
            <chart:regression-curve chart:style-name="ch10">
              <chart:equation chart:display-equation="true" chart:display-r-square="true" svg:x="22.072cm" svg:y="3.164cm" chart:style-name="ch11"/>
            </chart:regression-curve>
            <chart:error-indicator chart:style-name="ch12" chart:dimension="x"/>
            <chart:error-indicator chart:style-name="ch13" chart:dimension="y"/>
            <chart:data-point chart:repeated="4"/>
            <chart:data-point chart:style-name="ch14"/>
            <chart:data-point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T, K</text:p>
                <draw:g>
                  <svg:desc>Лист1.G15:Лист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A16:Лист1.A22</svg:desc>
                </draw:g>
              </table:table-cell>
              <table:table-cell office:value-type="float" office:value="-4.30656934306569">
                <text:p>-4.30656934306569</text:p>
                <draw:g>
                  <svg:desc>Лист1.G16:Лист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3.7956204379562">
                <text:p>-3.7956204379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.28467153284671">
                <text:p>-3.28467153284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-2.62773722627737">
                <text:p>-2.62773722627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-2.28710462287105">
                <text:p>-2.28710462287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-1.70316301703163">
                <text:p>-1.70316301703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1.09489051094891">
                <text:p>-1.09489051094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>
        <chart:symbol-image xlink:href="Pictures/2000000E000000DD000000DDECCAD21901BEBEEE.svm"/>
      </style:chart-properties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4cm" chart:symbol-height="0.04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05" chart:error-upper-limit="0.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04cm" chart:symbol-height="0.04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85cm" svg:height="13.416cm" xlink:href=".." xlink:type="simple" chart:class="chart:scatter" chart:style-name="ch1">
        <chart:title svg:x="9.903cm" svg:y="0.404cm" chart:style-name="ch2">
          <text:p>P(dT)</text:p>
        </chart:title>
        <chart:plot-area chart:style-name="ch3" table:cell-range-address="Лист1.A28:Лист1.A35 Лист1.G28:Лист1.G35" chart:data-source-has-labels="row" svg:x="1.432cm" svg:y="1.451cm" svg:width="19.232cm" svg:height="10.716cm">
          <chart:coordinate-region svg:x="2.45cm" svg:y="1.65cm" svg:width="17.882cm" svg:height="10.318cm"/>
          <chart:axis chart:dimension="x" chart:name="primary-x" chart:style-name="ch4">
            <chart:title svg:x="10.806cm" svg:y="12.435cm" chart:style-name="ch5">
              <text:p>dT</text:p>
            </chart:title>
          </chart:axis>
          <chart:axis chart:dimension="y" chart:name="primary-y" chart:style-name="ch6">
            <chart:title svg:x="0.451cm" svg:y="6.972cm" chart:style-name="ch7">
              <text:p>P</text:p>
            </chart:title>
            <chart:grid chart:style-name="ch8" chart:class="major"/>
          </chart:axis>
          <chart:series chart:style-name="ch9" chart:values-cell-range-address="Лист1.G29:Лист1.G35" chart:label-cell-address="Лист1.G28:Лист1.G28" chart:class="chart:scatter">
            <chart:domain table:cell-range-address="Лист1.A29:Лист1.A35"/>
            <chart:regression-curve chart:style-name="ch10">
              <chart:equation chart:display-equation="true" chart:display-r-square="true" svg:x="13.687cm" svg:y="2.99cm" chart:style-name="ch11"/>
            </chart:regression-curve>
            <chart:error-indicator chart:style-name="ch12" chart:dimension="x"/>
            <chart:error-indicator chart:style-name="ch13" chart:dimension="y"/>
            <chart:data-point chart:repeated="3"/>
            <chart:data-point chart:style-name="ch14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T, K</text:p>
                <draw:g>
                  <svg:desc>Лист1.G28:Лист1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Лист1.A29:Лист1.A35</svg:desc>
                </draw:g>
              </table:table-cell>
              <table:table-cell office:value-type="float" office:value="-3.37995337995338">
                <text:p>-3.37995337995338</text:p>
                <draw:g>
                  <svg:desc>Лист1.G29:Лист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2.84382284382284">
                <text:p>-2.8438228438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-2.51748251748252">
                <text:p>-2.51748251748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-2.05128205128205">
                <text:p>-2.0512820512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.7948717948718">
                <text:p>-1.7948717948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-1.60839160839161">
                <text:p>-1.60839160839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-1.3986013986014">
                <text:p>-1.3986013986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